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</office:automatic-styles>
  <office:body>
    <office:text text:use-soft-page-breaks="true">
      <text:h text:style-name="P1" text:outline-level="2">IDEAS FOR EARTHLOOM WEBSITE</text:h>
      <text:h text:style-name="Heading3" text:outline-level="3">Introduction/Bio</text:h>
      <text:list text:style-name="LFO1" text:continue-numbering="true">
        <text:list-item>
          <text:p text:style-name="P2">Centre around how the projects that have been developed have centred around your journey</text:p>
        </text:list-item>
        <text:list-item>
          <text:p text:style-name="P3">How projects have tied in together – relating to the core concepts of the environment, design, sustainability whilst being creative.</text:p>
        </text:list-item>
        <text:list-item>
          <text:p text:style-name="P4">The impact it has made and continues to make</text:p>
        </text:list-item>
        <text:list-item>
          <text:p text:style-name="P5">What is Earthloom? What is the idea behind the website – specifically why in Malawi? What are your objectives with the website? What do you want the audience to learn, what do you want to learn?</text:p>
        </text:list-item>
      </text:list>
      <text:h text:style-name="Heading3" text:outline-level="3">Collaboration</text:h>
      <text:list text:style-name="LFO2" text:continue-numbering="true">
        <text:list-item>
          <text:p text:style-name="P6">Idea to collaborate with local artists in designing<text:s/>the website; web designers, photographers etc.<text:s/></text:p>
        </text:list-item>
        <text:list-item>
          <text:p text:style-name="P7">Highlighting the work done with others; case studies on collaboration and impact?</text:p>
        </text:list-item>
      </text:list>
      <text:h text:style-name="Heading3" text:outline-level="3">Agriculture and Information about crops</text:h>
      <text:list text:style-name="LFO3" text:continue-numbering="true">
        <text:list-item>
          <text:p text:style-name="P8">Informative pages about crops grown in Malawi; growing conditions,<text:s/>how to can be grown efficiently,<text:s/>types of species, scientific features, popularity in Malawi, industry use, local use.<text:s/></text:p>
        </text:list-item>
      </text:list>
      <text:list text:style-name="LFO5" text:continue-numbering="true">
        <text:list-item>
          <text:p text:style-name="P9">Tie this in with pictures of crops</text:p>
        </text:list-item>
      </text:list>
      <text:list text:style-name="LFO3" text:continue-numbering="true">
        <text:list-item>
          <text:p text:style-name="P10">With each crop and plant species – how it can be cooked. This can be done by being incorporated in a recipe</text:p>
        </text:list-item>
      </text:list>
      <text:list text:style-name="LFO5" text:continue-numbering="true">
        <text:list-item>
          <text:p text:style-name="P11">Hand-written recipes on different materials e.g. wood, cardboard, recycled paper, maybe even leaves? Scan or take a picture to then upload on to website.<text:s/></text:p>
        </text:list-item>
        <text:list-item>
          <text:p text:style-name="P12">Different designs for each recipe – this will add a personal touch but also incorporate ideas of sustainability<text:s/>in a creative way<text:s/></text:p>
        </text:list-item>
      </text:list>
      <text:list text:style-name="LFO3" text:continue-numbering="true">
        <text:list-item>
          <text:p text:style-name="P13">Applying crops to food, drinks?<text:s/>Also,<text:s/>utilising in<text:s/>other ways like self-care, medicine?</text:p>
        </text:list-item>
      </text:list>
      <text:h text:style-name="Heading3" text:outline-level="3">Past and Ongoing Projects</text:h>
      <text:list text:style-name="LFO3" text:continue-numbering="true">
        <text:list-item>
          <text:p text:style-name="P14">Blurbs of previous and current projects. Spotlight your role and how it connects to the core principals of Earthloom.<text:s/></text:p>
        </text:list-item>
        <text:list-item>
          <text:p text:style-name="P15">What were the results of previous projects?<text:s/>What were the learning outcomes? Are there areas of improvement?</text:p>
        </text:list-item>
        <text:list-item>
          <text:p text:style-name="P16">How are incorporating what you’ve learnt from past projects to current ones? What is the end goal of the project? What do you want to achieve – environmentally? Culturally? Spiritually?</text:p>
        </text:list-item>
      </text:list>
      <text:h text:style-name="Heading2" text:outline-level="2">Design and Creation</text:h>
      <text:list text:style-name="LFO7" text:continue-numbering="true">
        <text:list-item>
          <text:p text:style-name="P17">How to be creative with nature and the environment.<text:s/>Using integration and how it ties in with your own livelihood.</text:p>
        </text:list-item>
      </text:list>
      <text:list text:style-name="LFO5" text:continue-numbering="true">
        <text:list-item>
          <text:p text:style-name="P18">Show both professional and personal examples. Being creative at work and at<text:s/>home.</text:p>
        </text:list-item>
      </text:list>
      <text:list text:style-name="LFO7" text:continue-numbering="true">
        <text:list-item>
          <text:p text:style-name="P19">How to achieve sustainability without being tacky.<text:s/></text:p>
        </text:list-item>
        <text:list-item>
          <text:p text:style-name="P20">Showcasing the versatile nature of different materials that can be used.</text:p>
        </text:list-item>
        <text:list-item>
          <text:p text:style-name="P21">How to source locally</text:p>
        </text:list-item>
        <text:list-item>
          <text:p text:style-name="P22">Share ideas on different activities that you can do at home? DIY designs and artwork?</text:p>
        </text:list-item>
        <text:list-item>
          <text:p text:style-name="P23">Adapting to your own environment</text:p>
        </text:list-item>
      </text:list>
      <text:h text:style-name="Heading2" text:outline-level="2">Products</text:h>
      <text:list text:style-name="LFO8" text:continue-numbering="true">
        <text:list-item>
          <text:p text:style-name="P24">Webpage<text:s/>dedicated to selling products? Can feature teas? Other products?</text:p>
        </text:list-item>
        <text:list-item>
          <text:p text:style-name="P25">Collaborate with local entrepreneurs – give a platform for publicity?</text:p>
        </text:list-item>
        <text:list-item>
          <text:p text:style-name="P26">Where can you find your<text:s/>products,<text:s/>or can you order them online?</text:p>
        </text:list-item>
      </text:list>
      <text:h text:style-name="Heading2" text:outline-level="2">Other Potential Ideas</text:h>
      <text:list text:style-name="LFO9" text:continue-numbering="true">
        <text:list-item>
          <text:p text:style-name="P27">Question and answer page</text:p>
        </text:list-item>
        <text:list-item>
          <text:p text:style-name="P28">Personal blog? This may help to share new ideas, answer questions to readers, share new philosophies.</text:p>
        </text:list-item>
        <text:list-item>
          <text:p text:style-name="P29">Encompass spirituality?</text:p>
        </text:list-item>
        <text:list-item>
          <text:p text:style-name="P30">Page for Malawi? Agriculture, people,<text:s/>foods, obstacles, potential for development?</text:p>
        </text:list-item>
      </text:list>
      <text:h text:style-name="Heading2" text:outline-level="2">Website Design</text:h>
      <text:list text:style-name="LFO10" text:continue-numbering="true">
        <text:list-item>
          <text:p text:style-name="P31">Colour Schemes? Neutral, reflects nature undertones, pastel colours (they’re a trend right now)</text:p>
        </text:list-item>
      </text:list>
      <text:p text:style-name="Normal"/>
      <text:p text:style-name="Normal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arya Omar (student)</meta:initial-creator>
    <dc:creator>Maarya Omar (student)</dc:creator>
    <meta:creation-date>2019-06-26T06:23:00Z</meta:creation-date>
    <dc:date>2019-06-26T11:10:00Z</dc:date>
    <meta:template xlink:href="Normal" xlink:type="simple"/>
    <meta:editing-cycles>9</meta:editing-cycles>
    <meta:editing-duration>PT17220S</meta:editing-duration>
    <meta:document-statistic meta:page-count="2" meta:paragraph-count="5" meta:word-count="441" meta:character-count="2951" meta:row-count="20" meta:non-whitespace-character-count="2515"/>
  </office:meta>
</office:document-meta>
</file>